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6.054cm"/>
    </style:style>
    <style:style style:name="co2" style:family="table-column">
      <style:table-column-properties fo:break-before="auto" style:column-width="9.865cm"/>
    </style:style>
    <style:style style:name="co3" style:family="table-column">
      <style:table-column-properties fo:break-before="auto" style:column-width="4.815cm"/>
    </style:style>
    <style:style style:name="co4" style:family="table-column">
      <style:table-column-properties fo:break-before="auto" style:column-width="3.98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8cm solid #000000" style:text-align-source="fix" style:repeat-content="false" fo:border-left="0.035cm solid #000000" fo:border-right="0.018cm solid #000000" fo:border-top="0.035cm solid #000000" style:vertical-align="top"/>
      <style:paragraph-properties fo:text-align="center" fo:margin-left="0cm"/>
      <style:text-properties fo:font-weight="bold"/>
    </style:style>
    <style:style style:name="ce2" style:family="table-cell" style:parent-style-name="Default">
      <style:table-cell-properties fo:border-bottom="0.002cm solid #000000" fo:border-left="0.002cm solid #000000" fo:border-right="0.018cm solid #000000" fo:border-top="0.002cm solid #000000"/>
      <style:text-properties style:text-line-through-style="none" fo:font-style="italic"/>
    </style:style>
    <style:style style:name="ce3" style:family="table-cell" style:parent-style-name="Default">
      <style:table-cell-properties fo:border-bottom="0.018cm solid #000000" fo:border-left="0.035cm solid #000000" fo:border-right="0.018cm solid #000000" fo:border-top="0.018cm solid #000000"/>
    </style:style>
    <style:style style:name="ce4" style:family="table-cell" style:parent-style-name="Default">
      <style:table-cell-properties fo:border-bottom="0.018cm solid #000000" fo:border-left="0.035cm solid #000000" fo:border-right="0.018cm solid #000000" fo:border-top="0.018cm solid #000000"/>
      <style:text-properties fo:color="#000000" style:font-name="Courier New1" fo:language="none" fo:country="none" style:font-name-asian="Courier New1" style:language-asian="none" style:country-asian="none" style:font-name-complex="Courier New1" style:language-complex="none" style:country-complex="none"/>
    </style:style>
    <style:style style:name="ce5" style:family="table-cell" style:parent-style-name="Default">
      <style:table-cell-properties fo:border-bottom="0.018cm solid #000000" fo:border-left="0.035cm solid #000000" fo:border-right="0.018cm solid #000000" fo:border-top="0.018cm solid #000000"/>
      <style:text-properties style:font-name="Arial" style:font-name-asian="SimSun" style:font-name-complex="Tahoma"/>
    </style:style>
    <style:style style:name="ce6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0.035cm solid #000000" style:vertical-align="top"/>
      <style:paragraph-properties fo:text-align="center" fo:margin-left="0cm"/>
      <style:text-properties fo:font-weight="bold"/>
    </style:style>
    <style:style style:name="ce7" style:family="table-cell" style:parent-style-name="Default">
      <style:table-cell-properties fo:border-bottom="0.002cm solid #000000" fo:border-left="0.018cm solid #000000" fo:border-right="0.018cm solid #000000" fo:border-top="0.002cm solid #000000"/>
      <style:text-properties style:text-line-through-style="none" fo:font-style="italic"/>
    </style:style>
    <style:style style:name="ce8" style:family="table-cell" style:parent-style-name="Default">
      <style:table-cell-properties fo:border="0.018cm solid #000000"/>
    </style:style>
    <style:style style:name="ce9" style:family="table-cell" style:parent-style-name="Default">
      <style:table-cell-properties fo:border="0.018cm solid #000000"/>
      <style:text-properties fo:color="#000000" style:font-name="Courier New1" fo:language="none" fo:country="none" style:font-name-asian="Courier New1" style:language-asian="none" style:country-asian="none" style:font-name-complex="Courier New1" style:language-complex="none" style:country-complex="none"/>
    </style:style>
    <style:style style:name="ce10" style:family="table-cell" style:parent-style-name="Default">
      <style:table-cell-properties fo:border="0.018cm solid #000000"/>
      <style:text-properties fo:color="#000000" style:font-name="Courier New" fo:language="none" fo:country="none" style:font-name-asian="Courier New" style:language-asian="none" style:country-asian="none" style:font-name-complex="Courier New" style:language-complex="none" style:country-complex="none"/>
    </style:style>
    <style:style style:name="ce11" style:family="table-cell" style:parent-style-name="Default">
      <style:table-cell-properties fo:border="0.018cm solid #000000"/>
      <style:text-properties fo:color="#0000ff" style:font-name="Courier New" fo:language="none" fo:country="none" style:text-underline-style="solid" style:text-underline-width="auto" style:text-underline-color="font-color" style:font-name-asian="Courier New" style:language-asian="none" style:country-asian="none" style:font-name-complex="Courier New" style:language-complex="none" style:country-complex="none"/>
    </style:style>
    <style:style style:name="ce12" style:family="table-cell" style:parent-style-name="Default">
      <style:table-cell-properties fo:border="0.018cm solid #000000"/>
      <style:text-properties style:font-name="Courier New1" fo:language="none" fo:country="none" style:font-name-asian="Courier New1" style:language-asian="none" style:country-asian="none" style:font-name-complex="Courier New1" style:language-complex="none" style:country-complex="none"/>
    </style:style>
    <style:style style:name="ce13" style:family="table-cell" style:parent-style-name="Default">
      <style:text-properties style:use-window-font-color="true" style:text-outline="false" style:text-line-through-style="none" style:font-name="Courier New1" fo:font-size="10pt" fo:language="none" fo:country="none" fo:font-style="normal" fo:text-shadow="none" style:text-underline-style="none" fo:font-weight="normal" style:text-underline-mode="continuous" style:text-line-through-mode="continuous" style:font-size-asian="10pt" style:language-asian="none" style:country-asian="none" style:font-style-asian="normal" style:font-weight-asian="normal" style:font-name-complex="Courier New1" style:font-size-complex="10pt" style:language-complex="none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="0.018cm solid #000000"/>
      <style:text-properties style:font-name="Courier New1" fo:language="none" fo:country="none" style:font-name-asian="Courier New1" style:language-asian="none" style:country-asian="none" style:font-name-complex="Courier New1"/>
    </style:style>
    <style:style style:name="ce15" style:family="table-cell" style:parent-style-name="Default">
      <style:table-cell-properties fo:border-bottom="0.018cm solid #000000" style:text-align-source="fix" style:repeat-content="false" fo:border-left="0.018cm solid #000000" fo:border-right="0.035cm solid #000000" fo:border-top="0.035cm solid #000000" style:vertical-align="top"/>
      <style:paragraph-properties fo:text-align="center" fo:margin-left="0cm"/>
      <style:text-properties fo:font-weight="bold"/>
    </style:style>
    <style:style style:name="ce16" style:family="table-cell" style:parent-style-name="Default">
      <style:table-cell-properties fo:border-bottom="0.002cm solid #000000" fo:border-left="0.018cm solid #000000" fo:border-right="0.002cm solid #000000" fo:border-top="0.002cm solid #000000"/>
      <style:text-properties fo:font-style="italic"/>
    </style:style>
    <style:style style:name="ce17" style:family="table-cell" style:parent-style-name="Default">
      <style:table-cell-properties fo:border-bottom="0.018cm solid #000000" fo:border-left="0.018cm solid #000000" fo:border-right="0.035cm solid #000000" fo:border-top="0.018cm solid #000000"/>
    </style:style>
    <style:style style:name="ce18" style:family="table-cell" style:parent-style-name="Default">
      <style:table-cell-properties fo:border-bottom="0.018cm solid #000000" fo:border-left="0.018cm solid #000000" fo:border-right="0.035cm solid #000000" fo:border-top="0.018cm solid #000000"/>
      <style:text-properties style:font-name="Arial" style:font-name-asian="SimSun" style:font-name-complex="Tahoma"/>
    </style:style>
    <style:style style:name="ce19" style:family="table-cell" style:parent-style-name="Default">
      <style:text-properties fo:color="#ff0000" fo:font-style="italic" fo:font-weight="bold"/>
    </style:style>
    <style:style style:name="ce20" style:family="table-cell" style:parent-style-name="Default">
      <style:text-properties style:font-name="Arial" style:font-name-asian="SimSun" style:font-name-complex="Tahoma"/>
    </style:style>
    <style:style style:name="T1" style:family="text">
      <style:text-properties fo:font-style="italic" fo:font-weight="normal"/>
    </style:style>
    <style:style style:name="T2" style:family="text">
      <style:text-properties fo:color="#000000" style:font-name="Courier New1" fo:font-size="10pt" style:font-name-asian="Courier New1" style:font-size-asian="10pt" style:font-name-complex="Courier New1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8"/>
        <table:table-column table:style-name="co3" table:default-cell-style-name="ce17"/>
        <table:table-column table:style-name="co4" table:default-cell-style-name="Default"/>
        <table:table-row table:style-name="ro1">
          <table:table-cell table:style-name="ce1" office:value-type="string">
            <text:p>Source</text:p>
            <text:p><text:span text:style-name="T1">(plugin / component Name)</text:span></text:p>
          </table:table-cell>
          <table:table-cell table:style-name="ce6" office:value-type="string">
            <text:p>Key(s) to add/update</text:p>
          </table:table-cell>
          <table:table-cell table:style-name="ce15" office:value-type="string">
            <text:p>Missing Translation</text:p>
            <text:p><text:span text:style-name="T1">(empty if new text or update)</text:span></text:p>
          </table:table-cell>
          <table:table-cell/>
        </table:table-row>
        <table:table-row table:style-name="ro2">
          <table:table-cell table:style-name="ce2" office:value-type="string">
            <text:p>Designer.core</text:p>
          </table:table-cell>
          <table:table-cell table:style-name="ce7" office:value-type="string">
            <text:p>Process.*</text:p>
          </table:table-cell>
          <table:table-cell table:style-name="ce16"/>
          <table:table-cell table:style-name="ce19" office:value-type="string">
            <text:p>Sampl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4" office:value-type="string">
            <text:p>talend.core</text:p>
          </table:table-cell>
          <table:table-cell table:style-name="ce9" office:value-type="string">
            <text:p>ExtractMetaDataFromDataBase.dbTypeNotFound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/>
          <table:table-cell office:value-type="string">
            <text:p>AbstractMetadataTableEditorView.BadDbTypeLoaded</text:p>
          </table:table-cell>
          <table:table-cell/>
          <table:table-cell table:style-name="ce20" office:value-type="string">
            <text:p>Ok</text:p>
          </table:table-cell>
        </table:table-row>
        <table:table-row table:style-name="ro2">
          <table:table-cell/>
          <table:table-cell office:value-type="string">
            <text:p>MetadataDialog.DatabaseLabel</text:p>
          </table:table-cell>
          <table:table-cell/>
          <table:table-cell table:style-name="ce20" office:value-type="string">
            <text:p>Ok</text:p>
          </table:table-cell>
        </table:table-row>
        <table:table-row table:style-name="ro2">
          <table:table-cell/>
          <table:table-cell office:value-type="string">
            <text:p>NodeReturnProposal.*</text:p>
          </table:table-cell>
          <table:table-cell/>
          <table:table-cell table:style-name="ce20" office:value-type="string">
            <text:p>Ok</text:p>
          </table:table-cell>
        </table:table-row>
        <table:table-row table:style-name="ro2">
          <table:table-cell/>
          <table:table-cell office:value-type="string">
            <text:p>ContextParameterProposal.*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org.talend.designer.rowgenerator</text:p>
          </table:table-cell>
          <table:table-cell table:style-name="ce10" office:value-type="string">
            <text:p>FunctionManager.PurePerl.ParaName</text:p>
          </table:table-cell>
          <table:table-cell office:value-type="string">
            <text:p>Add new text.</text:p>
          </table:table-cell>
          <table:table-cell table:style-name="ce20" office:value-type="string">
            <text:p>Ok</text:p>
          </table:table-cell>
        </table:table-row>
        <table:table-row table:style-name="ro2">
          <table:table-cell/>
          <table:table-cell table:style-name="ce10" office:value-type="string">
            <text:p>FunctionManager.PurePerl.Desc</text:p>
          </table:table-cell>
          <table:table-cell office:value-type="string">
            <text:p>Add new text.</text:p>
          </table:table-cell>
          <table:table-cell table:style-name="ce20" office:value-type="string">
            <text:p>Ok</text:p>
          </table:table-cell>
        </table:table-row>
        <table:table-row table:style-name="ro2">
          <table:table-cell/>
          <table:table-cell table:style-name="ce10"/>
          <table:table-cell table:number-columns-repeated="2"/>
        </table:table-row>
        <table:table-row table:style-name="ro2">
          <table:table-cell office:value-type="string">
            <text:p>org.talend.sqlbuilder</text:p>
          </table:table-cell>
          <table:table-cell office:value-type="string">
            <text:p>EMFRepositoryNodeManager.*</text:p>
          </table:table-cell>
          <table:table-cell office:value-type="string">
            <text:p>Add chinese</text:p>
          </table:table-cell>
          <table:table-cell table:style-name="ce20" office:value-type="string">
            <text:p>Ok</text:p>
          </table:table-cell>
        </table:table-row>
        <table:table-row table:style-name="ro2">
          <table:table-cell/>
          <table:table-cell office:value-type="string">
            <text:p>GUIModificationQueryAction.*</text:p>
          </table:table-cell>
          <table:table-cell office:value-type="string">
            <text:p>Add chinese</text:p>
          </table:table-cell>
          <table:table-cell table:style-name="ce20" office:value-type="string">
            <text:p>Ok</text:p>
          </table:table-cell>
        </table:table-row>
        <table:table-row table:style-name="ro2">
          <table:table-cell/>
          <table:table-cell office:value-type="string">
            <text:p>MultiPageSqlBuilderEditor.*</text:p>
          </table:table-cell>
          <table:table-cell office:value-type="string">
            <text:p>Add chinese</text:p>
          </table:table-cell>
          <table:table-cell table:style-name="ce20"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5" office:value-type="string">
            <text:p>org.talend.designer.rowgenerator</text:p>
          </table:table-cell>
          <table:table-cell table:style-name="ce10" office:value-type="string">
            <text:p>TabFolderEditors.RowNum.LabelText</text:p>
          </table:table-cell>
          <table:table-cell office:value-type="string">
            <text:p>Modify The Text</text:p>
          </table:table-cell>
          <table:table-cell office:value-type="string">
            <text:p>Ok</text:p>
          </table:table-cell>
        </table:table-row>
        <table:table-row table:style-name="ro2">
          <table:table-cell/>
          <table:table-cell table:style-name="ce11" office:value-type="string">
            <text:p>MetadataToolbarEditorViewExt.RowNum.LabelText</text:p>
          </table:table-cell>
          <table:table-cell office:value-type="string">
            <text:p>Add new text.</text:p>
          </table:table-cell>
          <table:table-cell office:value-type="string">
            <text:p>Ok</text:p>
          </table:table-cell>
        </table:table-row>
        <table:table-row table:style-name="ro2">
          <table:table-cell/>
          <table:table-cell table:style-name="ce11"/>
          <table:table-cell table:number-columns-repeated="2"/>
        </table:table-row>
        <table:table-row table:style-name="ro2">
          <table:table-cell office:value-type="string">
            <text:p>org.talend.designer.core</text:p>
          </table:table-cell>
          <table:table-cell table:style-name="ce12" office:value-type="string">
            <text:p>EparameterName.encodingType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5" office:value-type="string">
            <text:p>org.talend.sqlbuilder</text:p>
          </table:table-cell>
          <table:table-cell office:value-type="string">
            <text:p>GUIModificationQueryAction.TextDialog.TitleText</text:p>
          </table:table-cell>
          <table:table-cell office:value-type="string">
            <text:p>Add new text.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5" office:value-type="string">
            <text:p>org.talend.designer.rowgenerator</text:p>
          </table:table-cell>
          <table:table-cell table:style-name="ce10" office:value-type="string">
            <text:p>RowGenPreivewCodeMain.Run.ErrorInfo</text:p>
          </table:table-cell>
          <table:table-cell office:value-type="string">
            <text:p>Add <text:s/>new Text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org.talend.designer.core</text:p>
          </table:table-cell>
          <table:table-cell office:value-type="string">
            <text:p>SqlMemoController.QueryError.*</text:p>
          </table:table-cell>
          <table:table-cell office:value-type="string">
            <text:p>Add <text:s/>new Text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10" office:value-type="string">
            <text:p>ChangeValuesFromRepository.messageDialog.*</text:p>
          </table:table-cell>
          <table:table-cell office:value-type="string">
            <text:p>Add <text:s/>new Text</text:p>
          </table:table-cell>
          <table:table-cell office:value-type="string">
            <text:p>NO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org.talend.repository</text:p>
          </table:table-cell>
          <table:table-cell office:value-type="string">
            <text:p>GenerateDocAsHTMLWizard.GenerateDocumentation</text:p>
          </table:table-cell>
          <table:table-cell office:value-type="string">
            <text:p>Add new text.</text:p>
          </table:table-cell>
          <table:table-cell/>
        </table:table-row>
        <table:table-row table:style-name="ro2">
          <table:table-cell/>
          <table:table-cell table:style-name="ce13" office:value-type="string">
            <text:p>JobScriptsExportWizard.exportJob</text:p>
          </table:table-cell>
          <table:table-cell office:value-type="string">
            <text:p>Add new text.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org.talend.designer.core</text:p>
          </table:table-cell>
          <table:table-cell office:value-type="string">
            <text:p>ConfigureConnParamDialog.*</text:p>
          </table:table-cell>
          <table:table-cell office:value-type="string">
            <text:p>Add <text:s/>new Text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5" office:value-type="string">
            <text:p>org.talend.sqlbuilder</text:p>
          </table:table-cell>
          <table:table-cell office:value-type="string">
            <text:p>ConnectionParameterName.*</text:p>
          </table:table-cell>
          <table:table-cell office:value-type="string">
            <text:p>Add <text:s/>new Text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table:style-name="ce5" office:value-type="string">
            <text:p>org.talend.designer.core</text:p>
          </table:table-cell>
          <table:table-cell table:style-name="ce14" office:value-type="string">
            <text:p>EparameterName.<text:span text:style-name="T2">refColumnList</text:span></text:p>
          </table:table-cell>
          <table:table-cell table:style-name="ce18" office:value-type="string">
            <text:p>Add chinese</text:p>
          </table:table-cell>
          <table:table-cell/>
        </table:table-row>
        <table:table-row table:style-name="ro2" table:number-rows-repeated="6549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Feui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20">20/04/2007</text:date>, <text:time>13:1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2-16T15:38:52</meta:creation-date>
    <dc:date>2007-04-20T13:13:40</dc:date>
    <dc:language>fr-FR</dc:language>
    <meta:editing-cycles>32</meta:editing-cycles>
    <meta:editing-duration>PT2H30M53S</meta:editing-duration>
    <meta:user-defined meta:name="Info 1"/>
    <meta:user-defined meta:name="Info 2"/>
    <meta:user-defined meta:name="Info 3"/>
    <meta:user-defined meta:name="Info 4"/>
    <meta:document-statistic meta:table-count="3" meta:cell-count="74"/>
  </office:meta>
</office:document-meta>
</file>